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5in"/>
    </style:style>
    <style:style style:name="co11" style:family="table-column">
      <style:table-column-properties fo:break-before="auto" style:column-width="1.4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  <table:table-cell/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1273289.892" calcext:value-type="float">
            <text:p>1273289.892</text:p>
          </table:table-cell>
          <table:table-cell table:number-columns-repeated="2" office:value-type="float" office:value="1277451.097" calcext:value-type="float">
            <text:p>1277451.097</text:p>
          </table:table-cell>
          <table:table-cell office:value-type="float" office:value="1276064.029" calcext:value-type="float">
            <text:p>1276064.029</text:p>
          </table:table-cell>
          <table:table-cell office:value-type="float" office:value="6653" calcext:value-type="float">
            <text:p>6653</text:p>
          </table:table-cell>
          <table:table-cell office:value-type="float" office:value="39" calcext:value-type="float">
            <text:p>39</text:p>
          </table:table-cell>
          <table:table-cell office:value-type="float" office:value="3683" calcext:value-type="float">
            <text:p>3683</text:p>
          </table:table-cell>
          <table:table-cell/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table:number-columns-repeated="4" office:value-type="float" office:value="1277451.097" calcext:value-type="float">
            <text:p>1277451.097</text:p>
          </table:table-cell>
          <table:table-cell office:value-type="float" office:value="7380" calcext:value-type="float">
            <text:p>738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table:number-columns-repeated="4" office:value-type="float" office:value="1277451.097" calcext:value-type="float">
            <text:p>1277451.097</text:p>
          </table:table-cell>
          <table:table-cell office:value-type="float" office:value="7380" calcext:value-type="float">
            <text:p>738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1172519.101" calcext:value-type="float">
            <text:p>1172519.101</text:p>
          </table:table-cell>
          <table:table-cell office:value-type="float" office:value="1178342.968" calcext:value-type="float">
            <text:p>1178342.968</text:p>
          </table:table-cell>
          <table:table-cell office:value-type="float" office:value="1196954.388" calcext:value-type="float">
            <text:p>1196954.388</text:p>
          </table:table-cell>
          <table:table-cell office:value-type="float" office:value="1182605.486" calcext:value-type="float">
            <text:p>1182605.486</text:p>
          </table:table-cell>
          <table:table-cell office:value-type="float" office:value="7489" calcext:value-type="float">
            <text:p>7489</text:p>
          </table:table-cell>
          <table:table-cell office:value-type="float" office:value="38" calcext:value-type="float">
            <text:p>38</text:p>
          </table:table-cell>
          <table:table-cell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1182609.504" calcext:value-type="float">
            <text:p>1182609.504</text:p>
          </table:table-cell>
          <table:table-cell office:value-type="float" office:value="1156962.818" calcext:value-type="float">
            <text:p>1156962.818</text:p>
          </table:table-cell>
          <table:table-cell office:value-type="float" office:value="1166219.788" calcext:value-type="float">
            <text:p>1166219.788</text:p>
          </table:table-cell>
          <table:table-cell office:value-type="float" office:value="1168597.37" calcext:value-type="float">
            <text:p>1168597.37</text:p>
          </table:table-cell>
          <table:table-cell office:value-type="float" office:value="9665" calcext:value-type="float">
            <text:p>9665</text:p>
          </table:table-cell>
          <table:table-cell office:value-type="float" office:value="38" calcext:value-type="float">
            <text:p>38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1153185.404" calcext:value-type="float">
            <text:p>1153185.404</text:p>
          </table:table-cell>
          <table:table-cell office:value-type="float" office:value="1193761.174" calcext:value-type="float">
            <text:p>1193761.174</text:p>
          </table:table-cell>
          <table:table-cell office:value-type="float" office:value="1154579.826" calcext:value-type="float">
            <text:p>1154579.826</text:p>
          </table:table-cell>
          <table:table-cell office:value-type="float" office:value="1167175.468" calcext:value-type="float">
            <text:p>1167175.468</text:p>
          </table:table-cell>
          <table:table-cell office:value-type="float" office:value="12627" calcext:value-type="float">
            <text:p>12627</text:p>
          </table:table-cell>
          <table:table-cell office:value-type="float" office:value="39" calcext:value-type="float">
            <text:p>39</text:p>
          </table:table-cell>
          <table:table-cell office:value-type="float" office:value="3347" calcext:value-type="float">
            <text:p>3347</text:p>
          </table:table-cell>
          <table:table-cell/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1193240.79" calcext:value-type="float">
            <text:p>1193240.79</text:p>
          </table:table-cell>
          <table:table-cell office:value-type="float" office:value="1186428.088" calcext:value-type="float">
            <text:p>1186428.088</text:p>
          </table:table-cell>
          <table:table-cell office:value-type="float" office:value="1193350.971" calcext:value-type="float">
            <text:p>1193350.971</text:p>
          </table:table-cell>
          <table:table-cell office:value-type="float" office:value="1191006.616" calcext:value-type="float">
            <text:p>1191006.616</text:p>
          </table:table-cell>
          <table:table-cell office:value-type="float" office:value="8554" calcext:value-type="float">
            <text:p>8554</text:p>
          </table:table-cell>
          <table:table-cell office:value-type="float" office:value="38" calcext:value-type="float">
            <text:p>3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1153899.76" calcext:value-type="float">
            <text:p>1153899.76</text:p>
          </table:table-cell>
          <table:table-cell office:value-type="float" office:value="1148022.18" calcext:value-type="float">
            <text:p>1148022.18</text:p>
          </table:table-cell>
          <table:table-cell office:value-type="float" office:value="1177805.515" calcext:value-type="float">
            <text:p>1177805.515</text:p>
          </table:table-cell>
          <table:table-cell office:value-type="float" office:value="1159909.152" calcext:value-type="float">
            <text:p>1159909.152</text:p>
          </table:table-cell>
          <table:table-cell office:value-type="float" office:value="11480" calcext:value-type="float">
            <text:p>11480</text:p>
          </table:table-cell>
          <table:table-cell office:value-type="float" office:value="38" calcext:value-type="float">
            <text:p>38</text:p>
          </table:table-cell>
          <table:table-cell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1182961.363" calcext:value-type="float">
            <text:p>1182961.363</text:p>
          </table:table-cell>
          <table:table-cell office:value-type="float" office:value="1140947.493" calcext:value-type="float">
            <text:p>1140947.493</text:p>
          </table:table-cell>
          <table:table-cell office:value-type="float" office:value="1140426.255" calcext:value-type="float">
            <text:p>1140426.255</text:p>
          </table:table-cell>
          <table:table-cell office:value-type="float" office:value="1154778.37" calcext:value-type="float">
            <text:p>1154778.37</text:p>
          </table:table-cell>
          <table:table-cell office:value-type="float" office:value="16025" calcext:value-type="float">
            <text:p>16025</text:p>
          </table:table-cell>
          <table:table-cell office:value-type="float" office:value="38" calcext:value-type="float">
            <text:p>38</text:p>
          </table:table-cell>
          <table:table-cell office:value-type="float" office:value="3303" calcext:value-type="float">
            <text:p>3303</text:p>
          </table:table-cell>
          <table:table-cell/>
        </table:table-row>
      </table:table>
      <table:table table:name="quadratic" table:style-name="ta1">
        <table:table-column table:style-name="co9" table:number-columns-repeated="2" table:default-cell-style-name="Default"/>
        <table:table-column table:style-name="co9" table:visibility="collapse" table:number-columns-repeated="5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1277451.097" calcext:value-type="float">
            <text:p>1277451.097</text:p>
          </table:table-cell>
          <table:table-cell office:value-type="float" office:value="1275508.494" calcext:value-type="float">
            <text:p>1275508.494</text:p>
          </table:table-cell>
          <table:table-cell office:value-type="float" office:value="1277451.097" calcext:value-type="float">
            <text:p>1277451.097</text:p>
          </table:table-cell>
          <table:table-cell office:value-type="float" office:value="1276803.563" calcext:value-type="float">
            <text:p>1276803.563</text:p>
          </table:table-cell>
          <table:table-cell office:value-type="float" office:value="6965" calcext:value-type="float">
            <text:p>6965</text:p>
          </table:table-cell>
          <table:table-cell office:value-type="float" office:value="39" calcext:value-type="float">
            <text:p>39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table:number-columns-repeated="4" office:value-type="float" office:value="1277451.097" calcext:value-type="float">
            <text:p>1277451.097</text:p>
          </table:table-cell>
          <table:table-cell office:value-type="float" office:value="7380" calcext:value-type="float">
            <text:p>738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table:number-columns-repeated="4" office:value-type="float" office:value="1277451.097" calcext:value-type="float">
            <text:p>1277451.097</text:p>
          </table:table-cell>
          <table:table-cell office:value-type="float" office:value="7380" calcext:value-type="float">
            <text:p>738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1167895.414" calcext:value-type="float">
            <text:p>1167895.414</text:p>
          </table:table-cell>
          <table:table-cell office:value-type="float" office:value="1182040.284" calcext:value-type="float">
            <text:p>1182040.284</text:p>
          </table:table-cell>
          <table:table-cell office:value-type="float" office:value="1185871.604" calcext:value-type="float">
            <text:p>1185871.604</text:p>
          </table:table-cell>
          <table:table-cell office:value-type="float" office:value="1178602.434" calcext:value-type="float">
            <text:p>1178602.434</text:p>
          </table:table-cell>
          <table:table-cell office:value-type="float" office:value="8977" calcext:value-type="float">
            <text:p>8977</text:p>
          </table:table-cell>
          <table:table-cell office:value-type="float" office:value="38" calcext:value-type="float">
            <text:p>38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1167957.73" calcext:value-type="float">
            <text:p>1167957.73</text:p>
          </table:table-cell>
          <table:table-cell office:value-type="float" office:value="1151522.633" calcext:value-type="float">
            <text:p>1151522.633</text:p>
          </table:table-cell>
          <table:table-cell office:value-type="float" office:value="1165797.904" calcext:value-type="float">
            <text:p>1165797.904</text:p>
          </table:table-cell>
          <table:table-cell office:value-type="float" office:value="1161759.422" calcext:value-type="float">
            <text:p>1161759.422</text:p>
          </table:table-cell>
          <table:table-cell office:value-type="float" office:value="9629" calcext:value-type="float">
            <text:p>9629</text:p>
          </table:table-cell>
          <table:table-cell office:value-type="float" office:value="38" calcext:value-type="float">
            <text:p>38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1157032.828" calcext:value-type="float">
            <text:p>1157032.828</text:p>
          </table:table-cell>
          <table:table-cell office:value-type="float" office:value="1150380.331" calcext:value-type="float">
            <text:p>1150380.331</text:p>
          </table:table-cell>
          <table:table-cell office:value-type="float" office:value="1163755.863" calcext:value-type="float">
            <text:p>1163755.863</text:p>
          </table:table-cell>
          <table:table-cell office:value-type="float" office:value="1157056.341" calcext:value-type="float">
            <text:p>1157056.341</text:p>
          </table:table-cell>
          <table:table-cell office:value-type="float" office:value="10690" calcext:value-type="float">
            <text:p>10690</text:p>
          </table:table-cell>
          <table:table-cell office:value-type="float" office:value="37" calcext:value-type="float">
            <text:p>37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1176073.071" calcext:value-type="float">
            <text:p>1176073.071</text:p>
          </table:table-cell>
          <table:table-cell office:value-type="float" office:value="1182384.067" calcext:value-type="float">
            <text:p>1182384.067</text:p>
          </table:table-cell>
          <table:table-cell office:value-type="float" office:value="1200762.513" calcext:value-type="float">
            <text:p>1200762.513</text:p>
          </table:table-cell>
          <table:table-cell office:value-type="float" office:value="1186406.55" calcext:value-type="float">
            <text:p>1186406.55</text:p>
          </table:table-cell>
          <table:table-cell office:value-type="float" office:value="9939" calcext:value-type="float">
            <text:p>9939</text:p>
          </table:table-cell>
          <table:table-cell office:value-type="float" office:value="38" calcext:value-type="float">
            <text:p>38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1138034.656" calcext:value-type="float">
            <text:p>1138034.656</text:p>
          </table:table-cell>
          <table:table-cell office:value-type="float" office:value="1156550.051" calcext:value-type="float">
            <text:p>1156550.051</text:p>
          </table:table-cell>
          <table:table-cell office:value-type="float" office:value="1170272.306" calcext:value-type="float">
            <text:p>1170272.306</text:p>
          </table:table-cell>
          <table:table-cell office:value-type="float" office:value="1154952.337" calcext:value-type="float">
            <text:p>1154952.337</text:p>
          </table:table-cell>
          <table:table-cell office:value-type="float" office:value="11991" calcext:value-type="float">
            <text:p>11991</text:p>
          </table:table-cell>
          <table:table-cell office:value-type="float" office:value="38" calcext:value-type="float">
            <text:p>38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1148456.426" calcext:value-type="float">
            <text:p>1148456.426</text:p>
          </table:table-cell>
          <table:table-cell office:value-type="float" office:value="1116600.138" calcext:value-type="float">
            <text:p>1116600.138</text:p>
          </table:table-cell>
          <table:table-cell office:value-type="float" office:value="1142558.242" calcext:value-type="float">
            <text:p>1142558.242</text:p>
          </table:table-cell>
          <table:table-cell office:value-type="float" office:value="1135871.602" calcext:value-type="float">
            <text:p>1135871.602</text:p>
          </table:table-cell>
          <table:table-cell office:value-type="float" office:value="15780" calcext:value-type="float">
            <text:p>15780</text:p>
          </table:table-cell>
          <table:table-cell office:value-type="float" office:value="41" calcext:value-type="float">
            <text:p>41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</table:table-row>
      </table:table>
      <table:table table:name="boundary" table:style-name="ta1">
        <table:table-column table:style-name="co9" table:number-columns-repeated="2" table:default-cell-style-name="Default"/>
        <table:table-column table:style-name="co9" table:visibility="collapse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1275114.905" calcext:value-type="float">
            <text:p>1275114.905</text:p>
          </table:table-cell>
          <table:table-cell office:value-type="float" office:value="1274282.579" calcext:value-type="float">
            <text:p>1274282.579</text:p>
          </table:table-cell>
          <table:table-cell office:value-type="float" office:value="1277451.097" calcext:value-type="float">
            <text:p>1277451.097</text:p>
          </table:table-cell>
          <table:table-cell office:value-type="float" office:value="1275616.194" calcext:value-type="float">
            <text:p>1275616.194</text:p>
          </table:table-cell>
          <table:table-cell office:value-type="float" office:value="6315" calcext:value-type="float">
            <text:p>6315</text:p>
          </table:table-cell>
          <table:table-cell office:value-type="float" office:value="39" calcext:value-type="float">
            <text:p>39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table:number-columns-repeated="4" office:value-type="float" office:value="1277451.097" calcext:value-type="float">
            <text:p>1277451.097</text:p>
          </table:table-cell>
          <table:table-cell office:value-type="float" office:value="7380" calcext:value-type="float">
            <text:p>738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table:number-columns-repeated="4" office:value-type="float" office:value="1277451.097" calcext:value-type="float">
            <text:p>1277451.097</text:p>
          </table:table-cell>
          <table:table-cell office:value-type="float" office:value="7380" calcext:value-type="float">
            <text:p>738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1186919.423" calcext:value-type="float">
            <text:p>1186919.423</text:p>
          </table:table-cell>
          <table:table-cell office:value-type="float" office:value="1166814.409" calcext:value-type="float">
            <text:p>1166814.409</text:p>
          </table:table-cell>
          <table:table-cell office:value-type="float" office:value="1183140.357" calcext:value-type="float">
            <text:p>1183140.357</text:p>
          </table:table-cell>
          <table:table-cell office:value-type="float" office:value="1178958.063" calcext:value-type="float">
            <text:p>1178958.063</text:p>
          </table:table-cell>
          <table:table-cell office:value-type="float" office:value="8244" calcext:value-type="float">
            <text:p>8244</text:p>
          </table:table-cell>
          <table:table-cell office:value-type="float" office:value="38" calcext:value-type="float">
            <text:p>38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1169170.755" calcext:value-type="float">
            <text:p>1169170.755</text:p>
          </table:table-cell>
          <table:table-cell office:value-type="float" office:value="1166722.445" calcext:value-type="float">
            <text:p>1166722.445</text:p>
          </table:table-cell>
          <table:table-cell office:value-type="float" office:value="1176379.119" calcext:value-type="float">
            <text:p>1176379.119</text:p>
          </table:table-cell>
          <table:table-cell office:value-type="float" office:value="1170757.44" calcext:value-type="float">
            <text:p>1170757.44</text:p>
          </table:table-cell>
          <table:table-cell office:value-type="float" office:value="10421" calcext:value-type="float">
            <text:p>10421</text:p>
          </table:table-cell>
          <table:table-cell office:value-type="float" office:value="38" calcext:value-type="float">
            <text:p>38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1160341.346" calcext:value-type="float">
            <text:p>1160341.346</text:p>
          </table:table-cell>
          <table:table-cell office:value-type="float" office:value="1165221.338" calcext:value-type="float">
            <text:p>1165221.338</text:p>
          </table:table-cell>
          <table:table-cell office:value-type="float" office:value="1156843.617" calcext:value-type="float">
            <text:p>1156843.617</text:p>
          </table:table-cell>
          <table:table-cell office:value-type="float" office:value="1160802.101" calcext:value-type="float">
            <text:p>1160802.101</text:p>
          </table:table-cell>
          <table:table-cell office:value-type="float" office:value="10771" calcext:value-type="float">
            <text:p>10771</text:p>
          </table:table-cell>
          <table:table-cell office:value-type="float" office:value="39" calcext:value-type="float">
            <text:p>39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1181411.834" calcext:value-type="float">
            <text:p>1181411.834</text:p>
          </table:table-cell>
          <table:table-cell office:value-type="float" office:value="1175072.908" calcext:value-type="float">
            <text:p>1175072.908</text:p>
          </table:table-cell>
          <table:table-cell office:value-type="float" office:value="1190800.573" calcext:value-type="float">
            <text:p>1190800.573</text:p>
          </table:table-cell>
          <table:table-cell office:value-type="float" office:value="1182428.438" calcext:value-type="float">
            <text:p>1182428.438</text:p>
          </table:table-cell>
          <table:table-cell office:value-type="float" office:value="9061" calcext:value-type="float">
            <text:p>9061</text:p>
          </table:table-cell>
          <table:table-cell office:value-type="float" office:value="38" calcext:value-type="float">
            <text:p>38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1129851.33" calcext:value-type="float">
            <text:p>1129851.33</text:p>
          </table:table-cell>
          <table:table-cell office:value-type="float" office:value="1149385.78" calcext:value-type="float">
            <text:p>1149385.78</text:p>
          </table:table-cell>
          <table:table-cell office:value-type="float" office:value="1166894.036" calcext:value-type="float">
            <text:p>1166894.036</text:p>
          </table:table-cell>
          <table:table-cell office:value-type="float" office:value="1148710.382" calcext:value-type="float">
            <text:p>1148710.382</text:p>
          </table:table-cell>
          <table:table-cell office:value-type="float" office:value="13663" calcext:value-type="float">
            <text:p>13663</text:p>
          </table:table-cell>
          <table:table-cell office:value-type="float" office:value="38" calcext:value-type="float">
            <text:p>38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1133036.49" calcext:value-type="float">
            <text:p>1133036.49</text:p>
          </table:table-cell>
          <table:table-cell office:value-type="float" office:value="1148533.03" calcext:value-type="float">
            <text:p>1148533.03</text:p>
          </table:table-cell>
          <table:table-cell office:value-type="float" office:value="1150752.026" calcext:value-type="float">
            <text:p>1150752.026</text:p>
          </table:table-cell>
          <table:table-cell office:value-type="float" office:value="1144107.182" calcext:value-type="float">
            <text:p>1144107.182</text:p>
          </table:table-cell>
          <table:table-cell office:value-type="float" office:value="16489" calcext:value-type="float">
            <text:p>16489</text:p>
          </table:table-cell>
          <table:table-cell office:value-type="float" office:value="40" calcext:value-type="float">
            <text:p>40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76" calcext:value-type="float">
            <text:p>3676</text:p>
          </table:table-cell>
        </table:table-row>
      </table:table>
      <table:named-expressions/>
      <table:database-ranges>
        <table:database-range table:name="__Anonymous_Sheet_DB__0" table:target-range-address="standard.A1:standard.J11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quadratic.A1:quadratic.I11">
          <table:sort>
            <table:sort-by table:field-number="8" table:data-type="automatic"/>
          </table:sort>
        </table:database-range>
        <table:database-range table:name="__Anonymous_Sheet_DB__2" table:target-range-address="boundary.A1:boundary.I1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6:34:39.689933770</dc:date>
    <meta:editing-duration>PT4H11M6S</meta:editing-duration>
    <meta:editing-cycles>4</meta:editing-cycles>
    <meta:generator>LibreOffice/7.3.7.2$Linux_X86_64 LibreOffice_project/30$Build-2</meta:generator>
    <meta:document-statistic meta:table-count="3" meta:cell-count="278" meta:object-count="0"/>
  </office:meta>
</office:document-meta>
</file>